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paragraph-properties style:page-number="auto"/>
    </style:style>
    <number:number-style style:name="N0">
      <number:number number:min-integer-digits="1"/>
    </number:number-style>
  </office:automatic-styles>
  <office:body>
    <office:text text:use-soft-page-breaks="true">
      <office:forms form:automatic-focus="false" form:apply-design-mode="false"/>
      <text:tracked-changes>
        <text:changed-region text:id="ct160708464">
          <text:insertion>
            <office:change-info>
              <dc:creator>Ray Lischner</dc:creator>
              <dc:date>2008-10-06T21:48:00</dc:date>
            </office:change-info>
          </text:insertion>
        </text:changed-region>
        <text:changed-region text:id="ct156977152">
          <text:deletion>
            <office:change-info>
              <dc:creator>Ray Lischner</dc:creator>
              <dc:date>2008-10-06T21:48:00</dc:date>
            </office:change-info>
            <text:p text:style-name="Body_20_Text">,</text:p>
          </text:deletion>
        </text:changed-region>
        <text:changed-region text:id="ct155749888">
          <text:deletion>
            <office:change-info>
              <dc:creator>Ray Lischner</dc:creator>
              <dc:date>2008-10-06T21:48:00</dc:date>
            </office:change-info>
            <text:p text:style-name="Body_20_Text">,</text:p>
          </text:deletion>
        </text:changed-region>
        <text:changed-region text:id="ct157786592">
          <text:format-change>
            <office:change-info>
              <dc:creator>Ray Lischner</dc:creator>
              <dc:date>2008-10-06T21:48:00</dc:date>
            </office:change-info>
          </text:format-change>
        </text:changed-region>
        <text:changed-region text:id="ct160262992">
          <text:deletion>
            <office:change-info>
              <dc:creator>Ray Lischner</dc:creator>
              <dc:date>2008-10-06T21:50:00</dc:date>
            </office:change-info>
            <text:p text:style-name="Body_20_Text">,</text:p>
          </text:deletion>
        </text:changed-region>
        <text:changed-region text:id="ct162305640">
          <text:insertion>
            <office:change-info>
              <dc:creator>Ray Lischner</dc:creator>
              <dc:date>2008-10-06T21:50:00</dc:date>
            </office:change-info>
          </text:insertion>
        </text:changed-region>
        <text:changed-region text:id="ct155427400">
          <text:deletion>
            <office:change-info>
              <dc:creator>Ray Lischner</dc:creator>
              <dc:date>2008-10-06T21:50:00</dc:date>
            </office:change-info>
            <text:p text:style-name="Body_20_Text">up </text:p>
          </text:dele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ation <text:variable-set text:name="chapter" office:value-type="float" office:value="68" style:data-style-name="N0">68</text:variable-set></text:p>
      <text:p text:style-name="Chapter_20_Title">Project 4: Calculator</text:p>
      <text:p text:style-name="Body_20_Text_20_First">Now is the time to apply everything you have learned in this book by writing a simple, textual calculator. If you type <text:span text:style-name="Code_20_Inline">1</text:span> <text:span text:style-name="Code_20_Inline">+</text:span> <text:span text:style-name="Code_20_Inline">2</text:span>, <text:change-start text:change-id="ct160708464"/>for example, <text:change-end text:change-id="ct160708464"/>the calculator prints <text:span text:style-name="Code_20_Inline">3</text:span>.</text:p>
      <text:p text:style-name="Body_20_Text">Start with a simple parser to read numbers and operators. If you are familiar with a <text:s/>parser generator, such as Bison or Antlr, go ahead and use it. If you are feeling adventuresome, try learning about Spirit, which is part of the Boost project. Spirit makes use of C++ operator overloading to implement a BNF-like syntax for writing a parser in C++<text:change text:change-id="ct156977152"/> without requiring additional tools. If you don’t want to involve other tools or libraries, I recommend a simple, LISP-like syntax<text:change text:change-id="ct155749888"/> so you don’t spend all your time on the parser.</text:p>
      <text:p text:style-name="Body_20_Text">Start with the basic arithmetic operators. Use <text:span text:style-name="Code_20_Inline">double</text:span> for all numbers. Do something helpful when dividing by zero.</text:p>
      <text:p text:style-name="Body_20_Text">Then add variables and the <text:span text:style-name="Code_20_Inline">=</text:span> operator. Initialize the calculator with some useful constants, such as <text:span text:style-name="Code_20_Inline">pi</text:span>.</text:p>
      <text:p text:style-name="Body_20_Text">The big step is to support multiple kinds of values: integers, floating point numbers, fixed-point numbers, rational numbers, and complex numbers. Write a <text:change-start text:change-id="ct157786592"/><text:span text:style-name="Code_20_Inline">number</text:span><text:change-end text:change-id="ct157786592"/> base class, with derived classes for all supported types. Use type polymorphism so the calculator program treats everything as a <text:span text:style-name="Code_20_Inline">number</text:span> and doesn’t need to know what kind of number—only the parser needs to know that.</text:p>
      <text:p text:style-name="Body_20_Text">Define a clean mechanism for converting types. Don’t get too fancy. I recommend deciding on a strict order for promotion, e.g., mix an integer and a <text:span text:style-name="Code_20_Inline">fixed</text:span>, and get a <text:span text:style-name="Code_20_Inline">fixed</text:span> result. Mix a <text:span text:style-name="Code_20_Inline">rational</text:span> and a floating point value, and get a floating point result. Then write a virtual function, <text:span text:style-name="Code_20_Inline">promote(number</text:span> <text:span text:style-name="Code_20_Inline">const&amp;</text:span> <text:span text:style-name="Code_20_Inline">other)</text:span> to promote a number to match the type of <text:span text:style-name="Code_20_Inline">other</text:span>. Call <text:span text:style-name="Code_20_Inline">promote</text:span> on both arguments of an arithmetic operation, and then you know the two types are the same, and the calculator can perform the operation.</text:p>
      <text:p text:style-name="Body_20_Text">Then add a currency type. The parser needs to know about currency symbols, but other than that, the calculator can treat <text:span text:style-name="Code_20_Inline">currency</text:span> values as <text:span text:style-name="Code_20_Inline">fixed</text:span> values. But does it make sense to multiply two <text:span text:style-name="Code_20_Inline">currency</text:span> values? Consider adding some rules to prevent illogical operations.</text:p>
      <text:p text:style-name="Body_20_Text">If you want to get ambitious, add a time type. The parser has the most work to do. Read about the <text:span text:style-name="Code_20_Inline">mktime</text:span> and <text:span text:style-name="Code_20_Inline">strftime</text:span> functions in any C or C++ library reference.</text:p>
      <text:p text:style-name="Body_20_Text">The next leap forward is not to evaluate every expression when it is typed, but to create a parse tree. This requires some work on the parser, not to mention the addition of the parse-tree classes, that is, classes to represent expressions, variables, and values.</text:p>
      <text:p text:style-name="Body_20_Text">Given variables and parse trees, it is a smaller step to define functions and call user-defined functions.</text:p>
      <text:p text:style-name="Body_20_Text">Finally, add the ability to save functions to a file, and load them from a file. Now you can create libraries of useful functions.</text:p>
      <text:p text:style-name="Body_20_Text">As you can see, this kind of project can continue as long as you want it to. There will always be another feature to add. Just be sure to add features in small increments.</text:p>
      <text:p text:style-name="Body_20_Text">Similarly, your journey toward C++ expertise never ends. There will always be new surprises<text:change text:change-id="ct160262992"/><text:change-start text:change-id="ct162305640"/>:<text:change-end text:change-id="ct162305640"/> waiting just around the corner, in the middle of your next project, with the next compiler upgrade. As I write this, the standardization committee is finishing <text:change text:change-id="ct155427400"/>work on the next version of the C++ language standard. After that will come the next language-revision cycle,<text:soft-page-break/> and the next, and the next. I wish you luck on your voyage, and I hope you enjoy the explorations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8 - Project 4: Calculator</dc:title>
    <dc:subject>Exploring C++</dc:subject>
    <meta:initial-creator>Ray Lischner</meta:initial-creator>
    <meta:creation-date>2006-03-30T10:01:31</meta:creation-date>
    <dc:creator>Ray Lischner</dc:creator>
    <dc:date>2008-10-06T21:50:31</dc:date>
    <meta:editing-cycles>21</meta:editing-cycles>
    <meta:editing-duration>PT1H2M9S</meta:editing-duration>
    <meta:user-defined meta:name="codex-chapter-number">68</meta:user-defined>
    <meta:user-defined meta:name="codex-configfile">apress-cpp-dox.xml</meta:user-defined>
    <meta:user-defined meta:name="codex-doxygen"/>
    <meta:user-defined meta:name="Info 4"/>
    <meta:document-statistic meta:table-count="0" meta:image-count="0" meta:object-count="0" meta:page-count="2" meta:paragraph-count="19" meta:word-count="595" meta:character-count="3410"/>
  </office:meta>
</office:document-meta>
</file>